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Impl.getDeclared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mpl.get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Impl.GroupImpl( NodeImpl node , UserManagerImpl use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mpl.getMembers( boolean includeIndir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oupImpl.is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BasedGroup.getMemb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Impl.addMember( Authorizable authoriz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BasedGroup.NodeBased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mberIterator.MemberIterator( Iterator 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mpl.isCyclicMembership( Authorizable new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Impl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BasedGroup.remove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mpl.removeMember( Authorizable authoriz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BasedGroup.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Iterator.seek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oupImpl.create( NodeImpl node , UserManagerImpl user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BasedGroup.addMember(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Impl.isMember( Authorizable authoriza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BasedGroup.writeObject( Object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BasedGroup.isMember( Principal me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